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c57c" officeooo:paragraph-rsid="000cc57c"/>
    </style:style>
    <style:style style:name="P2" style:family="paragraph" style:parent-style-name="Standard">
      <style:text-properties officeooo:rsid="000da1bf" officeooo:paragraph-rsid="000da1b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cc57c" officeooo:paragraph-rsid="000cc57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da1bf" officeooo:paragraph-rsid="000da1bf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da1bf" officeooo:paragraph-rsid="000da1bf" style:font-weight-asian="normal" style:font-weight-complex="normal"/>
    </style:style>
    <style:style style:name="T1" style:family="text">
      <style:text-properties officeooo:rsid="000e17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inmenu-luokka</text:p>
      <text:p text:style-name="P1">- Tarjoaa käyttäjälle navigoinnin muihin näkymiin:</text:p>
      <text:p text:style-name="P1"><text:tab/>-MainWindow</text:p>
      <text:p text:style-name="P1"><text:tab/>-controls</text:p>
      <text:p text:style-name="P1"><text:tab/>-highscores</text:p>
      <text:p text:style-name="P1"/>
      <text:p text:style-name="P2">Mainmenun tehtävänä on tarjota pelaajalle päävalikko, josta tämä voi halutessaan aloittaa pelin. Pelin aloittamisen lisäksi päävalikosta voidaan avata controls-Qdialog, joka näyttää käyttäjälle pelin käyttämät näppäimet ja kertoo loppukäyttäjälle sopivassa muodossa pelin toiminnasta ja tavoitteista.</text:p>
      <text:p text:style-name="P2"/>
      <text:p text:style-name="P2">Päävalikosta pääsee myös highscores-Qwidgetiin. Se näyttää pelaajalle leaderboard.txt -tiedostosta haetun top10-pistetaulukon.</text:p>
      <text:p text:style-name="P2"/>
      <text:p text:style-name="P4">MainWindow-luokka</text:p>
      <text:p text:style-name="P5">-Tarjoaa käyttäjälle näkymän itse peliin <text:span text:style-name="T1">ja oleellisia tilannetietoja:</text:span></text:p>
      <text:p text:style-name="P5"><text:tab/>-<text:span text:style-name="T1">GraphicsViewControls, joka näyttää QgraphicsScenen sisältöä käyttäjälle</text:span></text:p>
      <text:p text:style-name="P5"><text:tab/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4:00:06.978706887</meta:creation-date>
    <dc:date>2017-12-03T14:45:46.189662327</dc:date>
    <meta:editing-duration>PT4M58S</meta:editing-duration>
    <meta:editing-cycles>1</meta:editing-cycles>
    <meta:document-statistic meta:table-count="0" meta:image-count="0" meta:object-count="0" meta:page-count="1" meta:paragraph-count="11" meta:word-count="71" meta:character-count="687" meta:non-whitespace-character-count="622"/>
    <meta:generator>LibreOffice/5.1.6.2$Linux_X86_64 LibreOffice_project/10m0$Build-2</meta:generator>
  </office:meta>
</office:document-meta>
</file>